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Revenu foncier (de base, dû au niveau de la ville) :</text:span> 500 (Nv1), 1000 (Nv2), 1750 (Nv3), 2500 (Nv4), 5000 (Nv5)</text:p>
      <text:p text:style-name="P1">Revenu des usines : <text:span text:style-name="T2">500 (Nv1), 750 (Nv2), 1000 (Nv3), 2500 (Nv4)</text:span></text:p>
      <text:p text:style-name="P1">Revenu commercial (de base) : <text:span text:style-name="T2">0 </text:span>+ allié commerçant, sans ressource commerciale = <text:span text:style-name="T2">250</text:span></text:p>
      <text:p text:style-name="P1">Revenu commercial : bâtiments commerciaux : <text:span text:style-name="T2">+250 (Nv1), + 750 (Nv2), +1500 (Nv3), +2000 (Nv4)</text:span></text:p>
      <text:p text:style-name="P1">Revenu commercial : vente de fer/cuivre : <text:span text:style-name="T2">250 (Nv1), 750 (Nv2), 1500 (Nv3)</text:span></text:p>
      <text:p text:style-name="P1">Revenu commercial : vente d'or : <text:span text:style-name="T2">500 (Nv1), 1000 (Nv2), 2000 (Nv3)</text:span></text:p>
      <text:p text:style-name="P1">Revenu commercial : vente de pétrole :<text:span text:style-name="T2"> 350 (Nv1), 950 (Nv2), 1750 (Nv3)</text:span></text:p>
      <text:p text:style-name="P1">Bonus de tier : <text:span text:style-name="T2">0 (T1), 500 (T2), 1000 (T3), 1500 (T4)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RGEIX</meta:initial-creator>
    <meta:creation-date>2014-03-23T13:01:13.52</meta:creation-date>
    <dc:date>2014-03-23T13:28:14.27</dc:date>
    <dc:creator>Pierre FARGEIX</dc:creator>
    <meta:editing-duration>PT27M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8" meta:word-count="112" meta:character-count="616"/>
  </office:meta>
</office:document-meta>
</file>